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s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t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t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m 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so te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ana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om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4:47:50.936224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ptiste </meta:initial-creator>
    <meta:creation-date>2015-11-21T22:19:55.164206334</meta:creation-date>
    <dc:date>2018-11-29T14:49:56.335531317</dc:date>
    <meta:editing-duration>PT51M41S</meta:editing-duration>
    <meta:editing-cycles>10</meta:editing-cycles>
    <meta:generator>LibreOffice/6.0.6.2$Linux_X86_64 LibreOffice_project/00m0$Build-2</meta:generator>
    <meta:document-statistic meta:table-count="1" meta:cell-count="31" meta:object-count="0"/>
  </office:meta>
</office:document-meta>
</file>